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1c573c" officeooo:paragraph-rsid="001c573c" style:font-size-asian="12pt" style:font-size-complex="12pt"/>
    </style:style>
    <style:style style:name="P2" style:family="paragraph" style:parent-style-name="Heading_20_3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3" style:family="paragraph" style:parent-style-name="Heading_20_4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" style:family="paragraph" style:parent-style-name="Heading_20_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paragraph-rsid="0014cd7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paragraph-rsid="0019880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paragraph-rsid="00176b18" style:font-size-asian="12pt" style:font-size-complex="12pt"/>
    </style:style>
    <style:style style:name="P10" style:family="paragraph" style:parent-style-name="Text_20_body">
      <style:paragraph-properties fo:text-align="justify" style:justify-single-word="false" fo:padding="0.049cm" fo:border="0.06pt solid #e3e3e3"/>
      <style:text-properties style:font-name="arial" fo:font-size="12pt" officeooo:paragraph-rsid="001891d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19d305" style:font-size-asian="12pt" style:font-size-complex="12pt"/>
    </style:style>
    <style:style style:name="P12" style:family="paragraph" style:parent-style-name="Text_20_body">
      <style:paragraph-properties fo:text-align="justify" style:justify-single-word="false" fo:padding="0.049cm" fo:border="0.06pt solid #e3e3e3"/>
      <style:text-properties style:font-name="arial" fo:font-size="12pt" officeooo:paragraph-rsid="001b0007" style:font-size-asian="12pt" style:font-size-complex="12pt"/>
    </style:style>
    <style:style style:name="P13" style:family="paragraph" style:parent-style-name="Heading_20_3">
      <style:paragraph-properties fo:text-align="justify" style:justify-single-word="false"/>
      <style:text-properties style:font-name="arial" fo:font-size="12pt" officeooo:rsid="001b0007" officeooo:paragraph-rsid="001c573c" style:font-size-asian="12pt" style:font-size-complex="12pt"/>
    </style:style>
    <style:style style:name="P14" style:family="paragraph" style:parent-style-name="Heading_20_3">
      <style:paragraph-properties fo:text-align="justify" style:justify-single-word="false"/>
      <style:text-properties style:font-name="arial" fo:font-size="12pt" officeooo:rsid="001b0007" officeooo:paragraph-rsid="001b000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1b0007" officeooo:paragraph-rsid="001b0007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officeooo:rsid="001b0007" officeooo:paragraph-rsid="001b0007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officeooo:rsid="001b0007" officeooo:paragraph-rsid="001bcd4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14cd72" officeooo:paragraph-rsid="0014cd72" style:font-size-asian="12pt" style:font-size-complex="12pt"/>
    </style:style>
    <style:style style:name="P19" style:family="paragraph" style:parent-style-name="Standard">
      <style:paragraph-properties style:line-height-at-least="0.582cm" fo:text-align="justify" style:justify-single-word="false"/>
      <style:text-properties style:font-name="arial" fo:font-size="12pt" officeooo:rsid="0014cd72" officeooo:paragraph-rsid="0014cd72" style:font-size-asian="12pt" style:font-size-complex="12pt"/>
    </style:style>
    <style:style style:name="P20" style:family="paragraph" style:parent-style-name="Standard">
      <style:paragraph-properties style:line-height-at-least="0.582cm" fo:text-align="justify" style:justify-single-word="false"/>
      <style:text-properties style:font-name="arial" fo:font-size="12pt" officeooo:rsid="0014cd72" officeooo:paragraph-rsid="00176b18" style:font-size-asian="12pt" style:font-size-complex="12pt"/>
    </style:style>
    <style:style style:name="P21" style:family="paragraph" style:parent-style-name="Standard">
      <style:paragraph-properties style:line-height-at-least="0.582cm" fo:text-align="justify" style:justify-single-word="false"/>
      <style:text-properties style:font-name="arial" fo:font-size="12pt" officeooo:rsid="0014cd72" officeooo:paragraph-rsid="001c573c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rsid="0019d305" officeooo:paragraph-rsid="0019d305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officeooo:rsid="0019d305" officeooo:paragraph-rsid="0019d305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officeooo:rsid="0019d305" officeooo:paragraph-rsid="001b0007" style:font-size-asian="12pt" style:font-size-complex="12pt"/>
    </style:style>
    <style:style style:name="P25" style:family="paragraph" style:parent-style-name="Heading_20_3">
      <style:paragraph-properties fo:text-align="justify" style:justify-single-word="false"/>
      <style:text-properties style:font-name="arial" fo:font-size="12pt" fo:font-weight="normal" officeooo:paragraph-rsid="0019880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officeooo:rsid="0021f425" officeooo:paragraph-rsid="0021f42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paragraph-rsid="0019880d"/>
    </style:style>
    <style:style style:name="P30" style:family="paragraph" style:parent-style-name="Text_20_body">
      <style:paragraph-properties fo:text-align="justify" style:justify-single-word="false" fo:padding="0.049cm" fo:border="0.06pt solid #e3e3e3"/>
      <style:text-properties officeooo:paragraph-rsid="001b0007"/>
    </style:style>
    <style:style style:name="P31" style:family="paragraph" style:parent-style-name="Standard">
      <style:paragraph-properties style:line-height-at-least="0.582cm" fo:text-align="justify" style:justify-single-word="false"/>
      <style:text-properties officeooo:paragraph-rsid="0019d305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arial" fo:font-size="12pt" officeooo:paragraph-rsid="0019880d" style:font-size-asian="12pt" style:font-size-complex="12pt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rial" fo:font-size="12pt" officeooo:paragraph-rsid="0019880d" style:font-size-asian="12pt" style:font-size-complex="12pt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arial" fo:font-size="12pt" officeooo:paragraph-rsid="001891dc" style:font-size-asian="12pt" style:font-size-complex="12pt"/>
    </style:style>
    <style:style style:name="P37" style:family="paragraph" style:parent-style-name="Text_20_body" style:list-style-name="L1">
      <style:paragraph-properties fo:text-align="justify" style:justify-single-word="false"/>
    </style:style>
    <style:style style:name="P38" style:family="paragraph" style:parent-style-name="Text_20_body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9" style:family="paragraph" style:parent-style-name="Text_20_body" style:list-style-name="L4">
      <style:paragraph-properties fo:text-align="justify" style:justify-single-word="false" fo:padding="0.049cm" fo:border="0.06pt solid #e3e3e3"/>
      <style:text-properties style:font-name="arial" fo:font-size="12pt" officeooo:paragraph-rsid="001891dc" style:font-size-asian="12pt" style:font-size-complex="12pt"/>
    </style:style>
    <style:style style:name="P40" style:family="paragraph" style:parent-style-name="Text_20_body" style:list-style-name="L5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officeooo:paragraph-rsid="0019d305" style:font-size-asian="12pt" style:font-size-complex="12pt"/>
    </style:style>
    <style:style style:name="P41" style:family="paragraph" style:parent-style-name="Text_20_body" style:list-style-name="L5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2" style:family="paragraph" style:parent-style-name="Text_20_body" style:list-style-name="L6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3" style:family="paragraph" style:parent-style-name="Text_20_body" style:list-style-name="L6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4" style:family="paragraph" style:parent-style-name="Text_20_body" style:list-style-name="L7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5" style:family="paragraph" style:parent-style-name="Text_20_body" style:list-style-name="L7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6" style:family="paragraph" style:parent-style-name="Text_20_body" style:list-style-name="L8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7" style:family="paragraph" style:parent-style-name="Text_20_body" style:list-style-name="L8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8" style:family="paragraph" style:parent-style-name="Text_20_body" style:list-style-name="L9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49" style:family="paragraph" style:parent-style-name="Text_20_body" style:list-style-name="L9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0" style:family="paragraph" style:parent-style-name="Text_20_body" style:list-style-name="L10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1" style:family="paragraph" style:parent-style-name="Text_20_body" style:list-style-name="L10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2" style:family="paragraph" style:parent-style-name="Text_20_body" style:list-style-name="L11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3" style:family="paragraph" style:parent-style-name="Text_20_body" style:list-style-name="L11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4" style:family="paragraph" style:parent-style-name="Text_20_body" style:list-style-name="L12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5" style:family="paragraph" style:parent-style-name="Text_20_body" style:list-style-name="L12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6" style:family="paragraph" style:parent-style-name="Text_20_body" style:list-style-name="L13">
      <style:paragraph-properties fo:margin-top="0cm" fo:margin-bottom="0cm" style:contextual-spacing="false"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7" style:family="paragraph" style:parent-style-name="Text_20_body" style:list-style-name="L13">
      <style:paragraph-properties fo:text-align="justify" style:justify-single-word="false" fo:padding="0.049cm" fo:border="0.06pt solid #e3e3e3"/>
      <style:text-properties style:font-name="arial" fo:font-size="12pt" style:font-size-asian="12pt" style:font-size-complex="12pt"/>
    </style:style>
    <style:style style:name="P58" style:family="paragraph" style:parent-style-name="Text_20_body" style:list-style-name="L4">
      <style:paragraph-properties fo:text-align="justify" style:justify-single-word="false" fo:padding="0.049cm" fo:border="0.06pt solid #e3e3e3"/>
      <style:text-properties style:font-name="arial" fo:font-size="12pt" officeooo:rsid="001891dc" officeooo:paragraph-rsid="001891dc" style:font-size-asian="12pt" style:font-size-complex="12pt"/>
    </style:style>
    <style:style style:name="T1" style:family="text">
      <style:text-properties officeooo:rsid="00176b18"/>
    </style:style>
    <style:style style:name="T2" style:family="text">
      <style:text-properties officeooo:rsid="001891dc"/>
    </style:style>
    <style:style style:name="T3" style:family="text">
      <style:text-properties officeooo:rsid="0019880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cd40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style:font-size-asian="12pt" style:font-size-complex="12pt" loext:padding="0.049cm" loext:border="0.06pt solid #e3e3e3"/>
    </style:style>
    <style:style style:name="T8" style:family="text">
      <style:text-properties style:font-name="arial" fo:font-size="12pt" officeooo:rsid="0014cd72" style:font-size-asian="12pt" style:font-size-complex="12pt"/>
    </style:style>
    <style:style style:name="T9" style:family="text">
      <style:text-properties style:font-name="arial" fo:font-size="12pt" officeooo:rsid="001f2ef4" style:font-size-asian="12pt" style:font-size-complex="12pt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9880d" style:font-size-asian="12pt" style:font-weight-asian="normal" style:font-size-complex="12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0007" style:font-weight-asian="bold" style:font-weight-complex="bold"/>
    </style:style>
    <style:style style:name="T14" style:family="text">
      <style:text-properties officeooo:rsid="0025c2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RN</text:p>
      <text:p text:style-name="P1">Disciplina EDB1 – IMD 0029 - Turma 05</text:p>
      <text:p text:style-name="P1">Nome: Cristovao Lacerda Cronje</text:p>
      <text:p text:style-name="P1">Matricula: <text:s/>20230002694</text:p>
      <text:p text:style-name="P1"/>
      <text:p text:style-name="P28">Trabalho 1 – Análise de Algoritmos</text:p>
      <text:p text:style-name="P6"/>
      <text:p text:style-name="P18">Questão 1:</text:p>
      <text:p text:style-name="P27">Complexidade de Tempo - Busca Sequencial Recursiva</text:p>
      <text:p text:style-name="P6"/>
      <text:p text:style-name="P19">Link do código completo: <text:a xlink:type="simple" xlink:href="https://github.com/Croncl/EDB1/blob/main/Atividade%2016%2004%202024/questao1_busca_sequencial_recursiva.cpp" text:style-name="Internet_20_link" text:visited-style-name="Visited_20_Internet_20_Link">https://github.com/Croncl/EDB1/blob/main/Atividade%2016%2004%202024/questao1_busca_sequencial_recursiva.cpp</text:a></text:p>
      <text:p text:style-name="P19"/>
      <text:p text:style-name="P6">int busca_sequencial_recursiva(int *vetor, int tamanho, int valor) {</text:p>
      <text:p text:style-name="P6"><text:tab/>if (tamanho == 0) {</text:p>
      <text:p text:style-name="P6"><text:tab/><text:tab/>return -1; // Se o vetor estiver vazio, retorna -1</text:p>
      <text:p text:style-name="P6"><text:tab/>}</text:p>
      <text:p text:style-name="P6"><text:tab/>if (vetor[tamanho - 1] == valor) {</text:p>
      <text:p text:style-name="P6"><text:tab/><text:tab/>return tamanho - 1; // Retorna o índice se encontrar o valor</text:p>
      <text:p text:style-name="P6"><text:tab/>} else {</text:p>
      <text:p text:style-name="P7"><text:tab/><text:tab/>// Chama recursivamente com um subvetor</text:p>
      <text:p text:style-name="P6"><text:tab/><text:tab/>return busca_sequencial_recursiva(vetor, tamanho - 1, valor); </text:p>
      <text:p text:style-name="P6"><text:tab/>}</text:p>
      <text:p text:style-name="P8">}</text:p>
      <text:p text:style-name="P29"><text:span text:style-name="Strong_20_Emphasis"><text:span text:style-name="T6"/></text:span></text:p>
      <text:p text:style-name="P29"><text:span text:style-name="Strong_20_Emphasis"><text:span text:style-name="T11">- M</text:span></text:span><text:span text:style-name="Strong_20_Emphasis"><text:span text:style-name="T10">elhor caso</text:span></text:span><text:span text:style-name="T10">: O(1) - o elemento está na última posição do vetor.</text:span></text:p>
      <text:p text:style-name="P29"><text:span text:style-name="Strong_20_Emphasis"><text:span text:style-name="T10">- Pior caso</text:span></text:span><text:span text:style-name="T10">: O(n) - o elemento não está no vetor ou está na primeira posição.</text:span></text:p>
      <text:h text:style-name="P5" text:outline-level="3">Número de Instruções Executadas</text:h>
      <text:list xml:id="list2562125916" text:style-name="L1">
        <text:list-item>
          <text:p text:style-name="P37"><text:span text:style-name="Strong_20_Emphasis"><text:span text:style-name="T10">Atribuição de variáveis</text:span></text:span><text:span text:style-name="T10">: 0 (não há atribuições diretas de variáveis, mas operações de comparação e retorno são contadas como operações básicas).</text:span></text:p>
        </text:list-item>
        <text:list-item>
          <text:p text:style-name="P37"><text:span text:style-name="Strong_20_Emphasis"><text:span text:style-name="T10">Verificação do tamanho</text:span></text:span><text:span text:style-name="T10">: 1 operação.</text:span></text:p>
        </text:list-item>
        <text:list-item>
          <text:p text:style-name="P37"><text:span text:style-name="Strong_20_Emphasis"><text:span text:style-name="T10">Verificação do valor no vetor (na primeira chamada recursiva)</text:span></text:span><text:span text:style-name="T10">: 1 operação.</text:span></text:p>
        </text:list-item>
        <text:list-item>
          <text:p text:style-name="P37"><text:span text:style-name="Strong_20_Emphasis"><text:span text:style-name="T10">Chamada recursiva (para o pior caso)</text:span></text:span><text:span text:style-name="T10">: n chamadas recursivas (tamanho - 1, tamanho - 2, ..., 1).</text:span></text:p>
        </text:list-item>
        <text:list-item>
          <text:p text:style-name="P37"><text:span text:style-name="Strong_20_Emphasis"><text:span text:style-name="T10">Total de operações (para o pior caso)</text:span></text:span><text:span text:style-name="T10">: 1 + 1 + n = n + 2 operações.</text:span></text:p>
        </text:list-item>
      </text:list>
      <text:h text:style-name="P5" text:outline-level="3">Demonstração Matemática</text:h>
      <text:p text:style-name="P26">Considerando um vetor com 5 elementos {1, 2, 3, 4, 5} e buscando o elemento 5:</text:p>
      <text:list xml:id="list2885356733" text:style-name="L2">
        <text:list-item>
          <text:p text:style-name="P38"><text:span text:style-name="T4">Verificação do tamanho: 1 operação</text:span>.</text:p>
        </text:list-item>
        <text:list-item>
          <text:p text:style-name="P38">Verificação do valor no vetor (na primeira chamada recursiva): 1 operação.</text:p>
        </text:list-item>
        <text:list-item>
          <text:p text:style-name="P38">Chamada recursiva (para o pior caso): 5 chamadas recursivas (tamanho - 1, tamanho - 2, ..., 1).</text:p>
        </text:list-item>
        <text:list-item>
          <text:p text:style-name="P38">Total de operações (para o pior caso): 1 + 1 + 5 = 7 operações.</text:p>
        </text:list-item>
      </text:list>
      <text:p text:style-name="P4"><text:soft-page-break/>Portanto, a complexidade de tempo é O(n) para o pior caso, pois o número de chamadas recursivas aumenta linearmente com o tamanho do vetor. No entanto, no melhor caso, a complexidade de tempo é O(1), pois o elemento está na última posição do vetor, e a função retorna imediatamente sem chamar recursivamente.</text:p>
      <text:p text:style-name="P6"/>
      <text:p text:style-name="P22">Questao 2: </text:p>
      <text:p text:style-name="P27">Complexidade de Tempo - Busca Sequencial Iterativa</text:p>
      <text:p text:style-name="P6"/>
      <text:p text:style-name="P20">Link do código completo: <text:a xlink:type="simple" xlink:href="https://github.com/Croncl/EDB1/blob/main/Atividade%2016%2004%202024/questao2_busca_sequencial_iterativa.cpp" text:style-name="Internet_20_link" text:visited-style-name="Visited_20_Internet_20_Link">https://github.com/Croncl/EDB1/blob/main/Atividade%2016%2004%202024/questao2_busca_sequencial_iterativa.cpp</text:a></text:p>
      <text:p text:style-name="P6"/>
      <text:p text:style-name="P6">int busca_sequencial_iterativa(int *vetor, int tamanho, int valor) {</text:p>
      <text:p text:style-name="P6"><text:tab/>for (int indice = 0; indice &lt; tamanho; ++indice) {</text:p>
      <text:p text:style-name="P6"><text:tab/><text:tab/>if (valor == vetor[indice]) {</text:p>
      <text:p text:style-name="P6"><text:tab/><text:tab/><text:tab/>return indice; // Encontrou o valor, retorna o índice</text:p>
      <text:p text:style-name="P9"><text:tab/><text:tab/>}</text:p>
      <text:p text:style-name="P9"><text:tab/>}</text:p>
      <text:p text:style-name="P9"><text:tab/>return -1; // Valor não encontrado</text:p>
      <text:p text:style-name="P6">}</text:p>
      <text:p text:style-name="P6"/>
      <text:p text:style-name="P6">- Melhor Caso: O(1) - o elemento está na primeira posição do vetor.</text:p>
      <text:p text:style-name="P6">- Pior Caso: O(n) - o elemento não está no vetor ou está na última posição.</text:p>
      <text:p text:style-name="P6"/>
      <text:h text:style-name="P25" text:outline-level="3">Número de Instruções Executadas</text:h>
      <text:list xml:id="list4288098847" text:style-name="L3">
        <text:list-item>
          <text:p text:style-name="P32">Atribuição de variáveis: 2 operações.</text:p>
        </text:list-item>
        <text:list-item>
          <text:p text:style-name="P32"><text:span text:style-name="T2">Comparação ‘indice &lt; </text:span>tamanho’: <text:span text:style-name="T2">n</text:span> operações<text:span text:style-name="T2">.</text:span></text:p>
        </text:list-item>
        <text:list-item>
          <text:p text:style-name="P33"><text:span text:style-name="T2">Comparação</text:span> ‘valor == vetor[indice]’: <text:span text:style-name="T2">n</text:span> operações.</text:p>
        </text:list-item>
        <text:list-item>
          <text:p text:style-name="P32">Retorno do índice: 1 operação.</text:p>
        </text:list-item>
      </text:list>
      <text:p text:style-name="P6"><text:s/><text:span text:style-name="T3">= 2n + 3</text:span></text:p>
      <text:p text:style-name="P6"/>
      <text:h text:style-name="P25" text:outline-level="3">Demonstração Matemática</text:h>
      <text:p text:style-name="P6">Para <text:span text:style-name="T1">exemplificar,</text:span> considerando um vetor com 5 elementos {1, 2, 3, 4, 5} e buscando o elemento 1:</text:p>
      <text:list xml:id="list899740181" text:style-name="L4">
        <text:list-item>
          <text:p text:style-name="P34">Atribuição de variáveis: 2 operações.</text:p>
        </text:list-item>
        <text:list-item>
          <text:p text:style-name="P35"><text:span text:style-name="T2">Comparação ‘indice &lt; </text:span>tamanho’: 1 operação.</text:p>
        </text:list-item>
        <text:list-item>
          <text:p text:style-name="P34">Verificação do valor no vetor (na primeira iteração): 1 operação.</text:p>
        </text:list-item>
        <text:list-item>
          <text:p text:style-name="P36">Total de operações (para o melhor caso): 2 + 1 + 1 = 4 operações.</text:p>
          <text:p text:style-name="P36"/>
        </text:list-item>
      </text:list>
      <text:p text:style-name="P6"/>
      <text:p text:style-name="P10">Vamos considerar o exemplo de busca pelo elemento 5 em um vetor com 5 elementos {1, 2, 3, 4, 5}:</text:p>
      <text:list xml:id="list81902959500938" text:continue-numbering="true" text:style-name="L4">
        <text:list-item>
          <text:p text:style-name="P36">Atribuição de variáveis: 2 operações.</text:p>
        </text:list-item>
        <text:list-item>
          <text:p text:style-name="P36">Verificação do tamanho: 1 operação.</text:p>
        </text:list-item>
        <text:list-item>
          <text:p text:style-name="P36">Iterações no loop:</text:p>
          <text:list>
            <text:list-item>
              <text:p text:style-name="P39">Na primeira iteração: 1 operação de comparação.</text:p>
            </text:list-item>
            <text:list-item>
              <text:p text:style-name="P39">Na segunda iteração: 1 operação de comparação.</text:p>
            </text:list-item>
            <text:list-item>
              <text:p text:style-name="P39"><text:soft-page-break/>…</text:p>
            </text:list-item>
            <text:list-item>
              <text:p text:style-name="P58">Na última iteração (para o pior caso): 1 operação de comparação.</text:p>
            </text:list-item>
          </text:list>
        </text:list-item>
      </text:list>
      <text:p text:style-name="P4"><text:span text:style-name="T2">Neste caso</text:span>, o número total de operações para o pior caso, onde o elemento não está presente no vetor ou está na última posição, é: 2 (atribuição de variáveis) + 1 (verificação do tamanho) + 1 (verificação na primeira iteração) + 1 (verificação na segunda iteração) + ... + 1 (verificação na última iteração) = n + 3 operações.</text:p>
      <text:p text:style-name="P6">A complexidade de tempo é O(1) para o melhor caso e O(n) para o pior caso, pois a função percorre todo o vetor em busca do elemento.</text:p>
      <text:p text:style-name="P6"/>
      <text:p text:style-name="P6"/>
      <text:p text:style-name="P6"/>
      <text:p text:style-name="P22">Questão 3: </text:p>
      <text:p text:style-name="P24"><text:span text:style-name="T12">Complexidade de Tempo – </text:span><text:span text:style-name="T13">Verificar ordenação</text:span></text:p>
      <text:p text:style-name="P23"/>
      <text:p text:style-name="P31"><text:span text:style-name="T8">Link do código completo: </text:span><text:a xlink:type="simple" xlink:href="https://github.com/Croncl/EDB1/blob/main/Atividade%2016%2004%202024/questao3_verifica_ordenacao.cpp" text:style-name="Internet_20_link" text:visited-style-name="Visited_20_Internet_20_Link"><text:span text:style-name="T9">https://github.com/Croncl/EDB1/blob/main/Atividade%2016%2004%202024/questao3_verifica_ordenacao.cpp</text:span></text:a></text:p>
      <text:p text:style-name="P11"/>
      <text:p text:style-name="P11">bool verifica_ordenacao(const vector&lt;int&gt;&amp; vetor) {</text:p>
      <text:p text:style-name="P11"><text:tab/>for (size_t i = 0; i &lt; vetor.size() - 1; ++i) {</text:p>
      <text:p text:style-name="P11"><text:tab/><text:tab/>if (vetor[i] &gt; vetor[i + 1]) {</text:p>
      <text:p text:style-name="P11"><text:tab/><text:tab/><text:tab/>return false;</text:p>
      <text:p text:style-name="P11"><text:tab/><text:tab/>}</text:p>
      <text:p text:style-name="P11"><text:tab/>}</text:p>
      <text:p text:style-name="P11"><text:tab/>return true;</text:p>
      <text:p text:style-name="P11">}</text:p>
      <text:p text:style-name="P22"/>
      <text:list xml:id="list902583090" text:style-name="L5">
        <text:list-item>
          <text:p text:style-name="P40">Melhor caso: O(n) - Se o vetor estiver ordenado de forma crescente, a função precisará percorrer todo o vetor para verificar a ordenação.</text:p>
        </text:list-item>
        <text:list-item>
          <text:p text:style-name="P41">Pior caso: O(n) - Se o vetor não estiver ordenado a partir dos primeiros elementos, a função precisará percorrer o vetor até encontrar uma violação da ordenação.</text:p>
        </text:list-item>
      </text:list>
      <text:h text:style-name="P2" text:outline-level="3">Número de Operações Executadas</text:h>
      <text:list xml:id="list2279307091" text:style-name="L6">
        <text:list-item>
          <text:p text:style-name="P42">Atribuição de variáveis: 1 operação.</text:p>
        </text:list-item>
        <text:list-item>
          <text:p text:style-name="P42">Verificação do tamanho do vetor: 1 operação.</text:p>
        </text:list-item>
        <text:list-item>
          <text:p text:style-name="P42">Verificação da ordenação no loop: n - 1 operações no pior caso, onde n é o tamanho do vetor.</text:p>
        </text:list-item>
        <text:list-item>
          <text:p text:style-name="P43">Retorno do resultado: 1 operação.</text:p>
        </text:list-item>
      </text:list>
      <text:p text:style-name="P4">Considerando um vetor com 5 elementos {1, 2, 3, 4, 5}:</text:p>
      <text:list xml:id="list149491894" text:style-name="L7">
        <text:list-item>
          <text:p text:style-name="P44">Verificação do tamanho: 1 operação.</text:p>
        </text:list-item>
        <text:list-item>
          <text:p text:style-name="P44">Verificação da ordenação no loop: 4 operações.</text:p>
        </text:list-item>
        <text:list-item>
          <text:p text:style-name="P45">Total de operações (para o pior caso): 1 + 1 + 4 + 1 = 7 operações.</text:p>
        </text:list-item>
      </text:list>
      <text:p text:style-name="P30"><text:span text:style-name="T6">Portanto, a complexidade de tempo da função </text:span><text:span text:style-name="Source_20_Text"><text:span text:style-name="T7">verifica_ordenacao</text:span></text:span><text:span text:style-name="T6"> é O(n) para o pior caso, pois o número de operações aumenta linearmente com o tamanho do vetor. </text:span></text:p>
      <text:p text:style-name="P12"><text:soft-page-break/>Para o vetor {5, 4, 3, 2, 1}:</text:p>
      <text:list xml:id="list509627998" text:style-name="L8">
        <text:list-item>
          <text:p text:style-name="P46">Verificação do tamanho: 1 operação.</text:p>
        </text:list-item>
        <text:list-item>
          <text:p text:style-name="P46">Verificação da ordenação no loop: 1 operação.</text:p>
        </text:list-item>
        <text:list-item>
          <text:p text:style-name="P47">Total de operações (para o pior caso): 1 + 1 + 1 = 3 operações.</text:p>
        </text:list-item>
      </text:list>
      <text:p text:style-name="P12">Portanto, para o vetor {5, 4, 3, 2, 1}, no melhor caso, a complexidade de tempo é O(1), pois a função retorna imediatamente ao encontrar uma violação da ordenação nos primeiros elementos do vetor.</text:p>
      <text:p text:style-name="P22"/>
      <text:p text:style-name="P15">Questão 4: </text:p>
      <text:h text:style-name="P13" text:outline-level="3">Complexidade de Tempo – Fibonacci iterativo</text:h>
      <text:p text:style-name="P21">Link do código completo:<text:a xlink:type="simple" xlink:href="https://github.com/Croncl/EDB1/blob/main/Atividade%2016%2004%202024/questao4_fibonacci.cpp" text:style-name="Internet_20_link" text:visited-style-name="Visited_20_Internet_20_Link">https://github.com/Croncl/EDB1/blob/main/Atividade%2016%2004%202024/questao4_fibonacci.cpp</text:a></text:p>
      <text:p text:style-name="P21"/>
      <text:p text:style-name="P15">int fibonacci_iterativo(int n){</text:p>
      <text:p text:style-name="P15"><text:tab/>int a = 0, b = 1, c;</text:p>
      <text:p text:style-name="P15"><text:tab/>if(n == 0){</text:p>
      <text:p text:style-name="P15"><text:tab/><text:tab/>return a;</text:p>
      <text:p text:style-name="P15"><text:tab/>}</text:p>
      <text:p text:style-name="P15"><text:tab/>for(int i = 2; i &lt;= n; i++){</text:p>
      <text:p text:style-name="P15"><text:tab/><text:tab/>c = a + b;</text:p>
      <text:p text:style-name="P15"><text:tab/><text:tab/>a = b;</text:p>
      <text:p text:style-name="P15"><text:tab/><text:tab/>b = c;</text:p>
      <text:p text:style-name="P15"><text:tab/>}</text:p>
      <text:p text:style-name="P15"><text:tab/>return b;</text:p>
      <text:p text:style-name="P15">}</text:p>
      <text:p text:style-name="P15"/>
      <text:list xml:id="list2140594307" text:style-name="L9">
        <text:list-item>
          <text:p text:style-name="P48">Melhor caso: O(1) - Quando n = 0, a função retorna imediatamente sem executar o loop. Quando n = 1, a função retorna imediatamente sem executar o loop, pois o termo de Fibonacci de índice 1 é 1</text:p>
        </text:list-item>
        <text:list-item>
          <text:p text:style-name="P49">Pior Caso: O(n) - Para n &gt; <text:span text:style-name="T5">1</text:span>, a função executa um loop de 2 até n, realizando uma quantidade constante de operações em cada iteração.</text:p>
        </text:list-item>
      </text:list>
      <text:h text:style-name="P2" text:outline-level="3">Número de Instruções Executadas</text:h>
      <text:list xml:id="list1428322725" text:style-name="L10">
        <text:list-item>
          <text:p text:style-name="P50">Atribuições de variáveis: 3 operações.</text:p>
        </text:list-item>
        <text:list-item>
          <text:p text:style-name="P50">Verificação do valor de n: 1 operação.</text:p>
        </text:list-item>
        <text:list-item>
          <text:p text:style-name="P50">Execução do loop: n - 1 iterações, cada uma com 3 operações.</text:p>
        </text:list-item>
        <text:list-item>
          <text:p text:style-name="P51">Retorno do valor de b: 1 operação.</text:p>
        </text:list-item>
      </text:list>
      <text:p text:style-name="P4">Portanto, o número total de operações é 3 + 1 + 3(n - 1) + 1 = 3n<text:span text:style-name="T14">+2</text:span>, o que confirma a complexidade O(n) para todos os casos.</text:p>
      <text:p text:style-name="P4">Comparando com a versão recursiva do algoritmo de Fibonacci, a versão iterativa é mais eficiente em termos de complexidade temporal, especialmente para valores grandes de n, onde a versão recursiva exponencial se torna impraticável.</text:p>
      <text:p text:style-name="P4"/>
      <text:h text:style-name="P14" text:outline-level="3"><text:soft-page-break/>Fibonacci Recursivo</text:h>
      <text:p text:style-name="P16"/>
      <text:p text:style-name="P17">int fibonacci_recursivo(int n){</text:p>
      <text:p text:style-name="P17"><text:tab/>if (n &lt;= 1) {</text:p>
      <text:p text:style-name="P17"><text:tab/><text:tab/>return n; // Casos base: Fibonacci(0) = 0, Fibonacci(1) = 1</text:p>
      <text:p text:style-name="P17"><text:tab/>} else {</text:p>
      <text:p text:style-name="P17"><text:tab/><text:tab/>return fibonacci_recursivo(n - 1) + fibonacci_recursivo(n - 2); // Recursão</text:p>
      <text:p text:style-name="P17"><text:tab/>}</text:p>
      <text:p text:style-name="P17">}</text:p>
      <text:h text:style-name="P3" text:outline-level="4">Complexidade de Tempo</text:h>
      <text:list xml:id="list1629905584" text:style-name="L11">
        <text:list-item>
          <text:p text:style-name="P52">Melhor caso: O(1) - Quando n = 0 ou n = 1, a função retorna imediatamente sem chamadas recursivas.</text:p>
        </text:list-item>
        <text:list-item>
          <text:p text:style-name="P53">Pior caso: O(2^n) - Cada chamada recursiva gera duas novas chamadas, levando a uma árvore de chamadas exponencial.</text:p>
        </text:list-item>
      </text:list>
      <text:h text:style-name="P3" text:outline-level="4">Número de Chamadas Recursivas</text:h>
      <text:list xml:id="list369166729" text:style-name="L12">
        <text:list-item>
          <text:p text:style-name="P54">Para n = 0 ou n = 1, a função faz apenas 1 chamada recursiva.</text:p>
        </text:list-item>
        <text:list-item>
          <text:p text:style-name="P55">Para n &gt; 1, a função faz duas chamadas recursivas a cada nível da árvore de chamadas, resultando em 2^n chamadas no total.</text:p>
        </text:list-item>
      </text:list>
      <text:p text:style-name="P15"/>
      <text:h text:style-name="P14" text:outline-level="3">Comparação</text:h>
      <text:list xml:id="list2412142744" text:style-name="L13">
        <text:list-item>
          <text:p text:style-name="P56">O algoritmo recursivo tem uma complexidade de tempo exponencial no pior caso, tornando-se muito lento para valores moderados de n.</text:p>
        </text:list-item>
        <text:list-item>
          <text:p text:style-name="P57">O algoritmo iterativo é muito mais eficiente, com uma complexidade de tempo linear, o que o torna preferível para calcular números de Fibonacci grandes.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20:37.737948600</meta:creation-date>
    <meta:generator>LibreOffice/7.3.7.2$Linux_X86_64 LibreOffice_project/30$Build-2</meta:generator>
    <dc:date>2024-04-23T08:19:02.618923870</dc:date>
    <meta:editing-duration>PT27M31S</meta:editing-duration>
    <meta:editing-cycles>6</meta:editing-cycles>
    <meta:document-statistic meta:table-count="0" meta:image-count="0" meta:object-count="0" meta:page-count="5" meta:paragraph-count="139" meta:word-count="1322" meta:character-count="7660" meta:non-whitespace-character-count="6460"/>
  </office:meta>
</office:document-meta>
</file>